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5038a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5038a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5038a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5038a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5038a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5038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5038a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5038a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5038a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5038a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5038a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5038a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5038a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5038a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5038a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5038a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5038a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Francisco Antonio Vargas Suáre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9/2/2015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520140363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3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Francys Maireth Suárez Rengel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746338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43.344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8" meta:character-count="1181" meta:non-whitespace-character-count="1012"/>
    <meta:template xlink:type="simple" xlink:actuate="onRequest" xlink:title="Normal" xlink:href=""/>
  </office:meta>
</office:document-meta>
</file>